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78b" officeooo:paragraph-rsid="0003f78b"/>
    </style:style>
    <style:style style:name="P2" style:family="paragraph" style:parent-style-name="Standard">
      <style:text-properties officeooo:rsid="00050684" officeooo:paragraph-rsid="00050684"/>
    </style:style>
    <style:style style:name="P3" style:family="paragraph" style:parent-style-name="Standard">
      <style:text-properties officeooo:paragraph-rsid="00050684"/>
    </style:style>
    <style:style style:name="P4" style:family="paragraph" style:parent-style-name="Standard">
      <style:text-properties officeooo:rsid="000540be" officeooo:paragraph-rsid="000540be"/>
    </style:style>
    <style:style style:name="T1" style:family="text">
      <style:text-properties officeooo:rsid="00050684"/>
    </style:style>
    <style:style style:name="T2" style:family="text">
      <style:text-properties officeooo:rsid="00069c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Editors,</text:p>
      <text:p text:style-name="P1"/>
      <text:p text:style-name="P3"><text:span text:style-name="T1">we are glad to submit to your journal the software paper titled “</text:span>DRONE2REPORT: fast drone image processing for precision agriculture”.</text:p>
      <text:p text:style-name="P3"/>
      <text:p text:style-name="P2">In this paper we present a novel software, DRONE2REPORT, written with the intent to simplify and rationalize some of the common steps in drone image-analysis in agriculture. We are aware of the rich ecosystem of tools already available (some free, some subscription-based). However, some steps linked to agricultural experiments remain often based on “home made”, custom solutions that make it harder to achieve reproducibility and can be error-prone. In particular, after the so called “stitching” and the creation of an orthophoto, an agricultural experiment typically requires ROI-based analyses, with the most common case being the computation of vegetation indexes. This step is often performed with a plethora of tools, which can easily change from project to project. <text:s/></text:p>
      <text:p text:style-name="P2"/>
      <text:p text:style-name="P2">The idea of the software started after surveying the real and very practical necessities of a high profile research centre, namely the Netherlands Plant Eco-phenotyping Centre (NPEC) at Wageningen University &amp; Research (NL), which is named in the Acknowledgements section. </text:p>
      <text:p text:style-name="P2"/>
      <text:p text:style-name="P2">DRONE2REPORT standardizes and simplifies the ROI-based analyses, and goes a step beyond by seamless integrating image data coming from different sensors (e.g. RGB and thermal). The tool <text:s/>thus opens the way to a the little-explored field of multi-sensor analysis, where new vegetation indices could be designed by combining heterogeneous types of data.</text:p>
      <text:p text:style-name="P2"/>
      <text:p text:style-name="P4">The paper introduces the general structure of the software and explore<text:span text:style-name="T2">s</text:span> four case studies <text:span text:style-name="T2">to </text:span>show the tool’s wide applicability. <text:span text:style-name="T2">In the discussion section we describe the stat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 Nazzicari</meta:initial-creator>
    <meta:creation-date>2025-10-14T17:21:38.119425052</meta:creation-date>
    <dc:date>2025-10-14T17:43:56.716236076</dc:date>
    <dc:creator>Nelson Nazzicari</dc:creator>
    <meta:editing-duration>PT20M3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59" meta:character-count="1724" meta:non-whitespace-character-count="1466"/>
  </office:meta>
</office:document-meta>
</file>